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07596" draw:shadow="hidden"/>
    </style:style>
    <style:style style:name="gr2" style:family="graphic" style:parent-style-name="standard">
      <style:graphic-properties draw:stroke="solid" svg:stroke-width="0.026cm" svg:stroke-color="#107596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middle" fo:min-height="0.91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107596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ffff"/>
    </style:style>
    <style:style style:name="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ina 1" draw:style-name="dp1" draw:master-page-name="PM0">
        <draw:g>
          <draw:g>
            <draw:path draw:style-name="gr1" draw:text-style-name="P1" draw:layer="layout" svg:width="1.2cm" svg:height="2.5cm" svg:x="3.8cm" svg:y="1.45cm" svg:viewBox="0 0 1201 2501" svg:d="M240 2501v-1250 499h-240v-1000l119-125h962l120 125v1000h-240v-499 1250h-360v-1000 1000zM851 250c0 44-12 87-34 125s-53 70-91 92-82 33-125 33c-44 0-88-11-126-33s-69-54-91-92-34-81-34-125 12-87 34-125 53-70 91-91c38-22 82-34 126-34 43 0 87 12 125 34 38 21 69 53 91 91s34 81 34 125z">
              <text:p/>
            </draw:path>
            <draw:path draw:style-name="gr2" draw:text-style-name="P2" draw:layer="layout" svg:width="1.2cm" svg:height="2.5cm" svg:x="3.8cm" svg:y="1.45cm" svg:viewBox="0 0 1201 2501" svg:d="M240 2501v-1250 499h-240v-1000l119-125h962l120 125v1000h-240v-499 1250h-360v-1000 1000zM851 250c0 44-12 87-34 125s-53 70-91 92-82 33-125 33c-44 0-88-11-126-33s-69-54-91-92-34-81-34-125 12-87 34-125 53-70 91-91c38-22 82-34 126-34 43 0 87 12 125 34 38 21 69 53 91 91s34 81 34 125z">
              <text:p/>
            </draw:path>
          </draw:g>
          <draw:frame draw:style-name="gr3" draw:text-style-name="P2" draw:layer="layout" svg:width="2.749cm" svg:height="0.791cm" svg:x="3.025cm" svg:y="3.949cm">
            <draw:text-box>
              <text:p text:style-name="P3"><text:span text:style-name="T1">Magazziniere</text:span></text:p>
            </draw:text-box>
          </draw:frame>
        </draw:g>
        <draw:g>
          <draw:g>
            <draw:path draw:style-name="gr4" draw:text-style-name="P4" draw:layer="layout" svg:width="4.047cm" svg:height="1.199cm" svg:x="6.977cm" svg:y="1.6cm" svg:viewBox="0 0 4048 1200" svg:d="M4048 600c0 105-94 209-271 300-178 91-433 167-741 220-308 52-657 80-1012 80s-704-28-1012-80c-308-53-563-129-741-220-177-91-271-195-271-300s94-209 271-300c178-91 433-167 741-220 308-52 657-80 1012-80 355 0 704 28 1012 80 308 53 563 129 741 220 177 91 271 195 271 300z">
              <text:p/>
            </draw:path>
            <draw:path draw:style-name="gr5" draw:text-style-name="P2" draw:layer="layout" svg:width="4.047cm" svg:height="1.199cm" svg:x="6.977cm" svg:y="1.6cm" svg:viewBox="0 0 4048 1200" svg:d="M4048 600c0 105-94 209-271 300-178 91-433 167-741 220-308 52-657 80-1012 80s-704-28-1012-80c-308-53-563-129-741-220-177-91-271-195-271-300s94-209 271-300c178-91 433-167 741-220 308-52 657-80 1012-80 355 0 704 28 1012 80 308 53 563 129 741 220 177 91 271 195 271 300z">
              <text:p/>
            </draw:path>
          </draw:g>
          <draw:frame draw:style-name="gr6" draw:text-style-name="P2" draw:layer="layout" svg:width="4.047cm" svg:height="1.2cm" svg:x="6.977cm" svg:y="1.6cm">
            <draw:text-box>
              <text:p text:style-name="P3"><text:span text:style-name="T1">Inserire informazioni</text:span></text:p>
            </draw:text-box>
          </draw:frame>
        </draw:g>
        <draw:g>
          <draw:g>
            <draw:path draw:style-name="gr4" draw:text-style-name="P4" draw:layer="layout" svg:width="3.998cm" svg:height="1.199cm" svg:x="7cm" svg:y="3.382cm" svg:viewBox="0 0 3999 1200" svg:d="M3999 600c0 105-92 209-268 300-175 91-428 167-732 220-304 52-649 80-999 80-351 0-696-28-1000-80-304-53-557-129-732-220-176-91-268-195-268-300s92-209 268-300c175-91 428-167 732-220 303-52 648-80 999-80h1c350 0 695 28 999 80 304 53 557 129 732 220 176 91 268 195 268 300z">
              <text:p/>
            </draw:path>
            <draw:path draw:style-name="gr5" draw:text-style-name="P2" draw:layer="layout" svg:width="3.998cm" svg:height="1.199cm" svg:x="7cm" svg:y="3.382cm" svg:viewBox="0 0 3999 1200" svg:d="M3999 600c0 105-92 209-268 300-175 91-428 167-732 220-304 52-649 80-999 80-351 0-696-28-1000-80-304-53-557-129-732-220-176-91-268-195-268-300s92-209 268-300c175-91 428-167 732-220 303-52 648-80 999-80h1c350 0 695 28 999 80 304 53 557 129 732 220 176 91 268 195 268 300z">
              <text:p/>
            </draw:path>
          </draw:g>
          <draw:frame draw:style-name="gr6" draw:text-style-name="P2" draw:layer="layout" svg:width="4cm" svg:height="1.2cm" svg:x="7cm" svg:y="3.382cm">
            <draw:text-box>
              <text:p text:style-name="P3"><text:span text:style-name="T1">Spostare articoli</text:span></text:p>
            </draw:text-box>
          </draw:frame>
        </draw:g>
        <draw:g>
          <draw:g>
            <draw:path draw:style-name="gr1" draw:text-style-name="P1" draw:layer="layout" svg:width="1.2cm" svg:height="2.5cm" svg:x="3.8cm" svg:y="5.95cm" svg:viewBox="0 0 1201 2501" svg:d="M240 2501v-1250 499h-240v-1000l119-125h962l120 125v1000h-240v-499 1250h-360v-1000 1000zM851 250c0 44-12 87-34 125s-53 70-91 92-82 33-125 33c-44 0-88-11-126-33s-69-54-91-92-34-81-34-125 12-87 34-125 53-70 91-91c38-22 82-34 126-34 43 0 87 12 125 34 38 21 69 53 91 91s34 81 34 125z">
              <text:p/>
            </draw:path>
            <draw:path draw:style-name="gr2" draw:text-style-name="P2" draw:layer="layout" svg:width="1.2cm" svg:height="2.5cm" svg:x="3.8cm" svg:y="5.95cm" svg:viewBox="0 0 1201 2501" svg:d="M240 2501v-1250 499h-240v-1000l119-125h962l120 125v1000h-240v-499 1250h-360v-1000 1000zM851 250c0 44-12 87-34 125s-53 70-91 92-82 33-125 33c-44 0-88-11-126-33s-69-54-91-92-34-81-34-125 12-87 34-125 53-70 91-91c38-22 82-34 126-34 43 0 87 12 125 34 38 21 69 53 91 91s34 81 34 125z">
              <text:p/>
            </draw:path>
          </draw:g>
          <draw:frame draw:style-name="gr3" draw:text-style-name="P2" draw:layer="layout" svg:width="5.003cm" svg:height="0.791cm" svg:x="1.899cm" svg:y="8.449cm">
            <draw:text-box>
              <text:p text:style-name="P3"><text:span text:style-name="T1">Segreteria amministrativa</text:span></text:p>
            </draw:text-box>
          </draw:frame>
        </draw:g>
        <draw:g>
          <draw:g>
            <draw:path draw:style-name="gr4" draw:text-style-name="P4" draw:layer="layout" svg:width="4.143cm" svg:height="1.199cm" svg:x="6.928cm" svg:y="5.95cm" svg:viewBox="0 0 4144 1200" svg:d="M4144 600c0 105-96 209-278 300-181 91-443 167-758 220-315 52-672 80-1036 80s-721-28-1036-80c-315-53-577-129-758-220-182-91-278-195-278-300s96-209 278-300c181-91 443-167 758-220 315-52 672-80 1035-80h1c364 0 721 28 1036 80 315 53 577 129 758 220 182 91 278 195 278 300z">
              <text:p/>
            </draw:path>
            <draw:path draw:style-name="gr5" draw:text-style-name="P2" draw:layer="layout" svg:width="4.143cm" svg:height="1.199cm" svg:x="6.928cm" svg:y="5.95cm" svg:viewBox="0 0 4144 1200" svg:d="M4144 600c0 105-96 209-278 300-181 91-443 167-758 220-315 52-672 80-1036 80s-721-28-1036-80c-315-53-577-129-758-220-182-91-278-195-278-300s96-209 278-300c181-91 443-167 758-220 315-52 672-80 1035-80h1c364 0 721 28 1036 80 315 53 577 129 758 220 182 91 278 195 278 300z">
              <text:p/>
            </draw:path>
          </draw:g>
          <draw:frame draw:style-name="gr6" draw:text-style-name="P2" draw:layer="layout" svg:width="4.144cm" svg:height="1.2cm" svg:x="6.928cm" svg:y="5.95cm">
            <draw:text-box>
              <text:p text:style-name="P3"><text:span text:style-name="T1">Inserimento tipologie</text:span></text:p>
            </draw:text-box>
          </draw:frame>
        </draw:g>
        <draw:g>
          <draw:g>
            <draw:path draw:style-name="gr4" draw:text-style-name="P4" draw:layer="layout" svg:width="4.271cm" svg:height="1.199cm" svg:x="6.9cm" svg:y="8.1cm" svg:viewBox="0 0 4272 1200" svg:d="M4272 600c0 105-99 209-286 300-188 91-457 167-782 220-325 52-693 80-1068 80s-743-28-1068-80c-325-53-594-129-782-220-187-91-286-195-286-300s99-209 286-300c188-91 457-167 782-220 324-52 692-80 1067-80h1c375 0 743 28 1068 80 325 53 594 129 782 220 187 91 286 195 286 300z">
              <text:p/>
            </draw:path>
            <draw:path draw:style-name="gr5" draw:text-style-name="P2" draw:layer="layout" svg:width="4.271cm" svg:height="1.199cm" svg:x="6.9cm" svg:y="8.1cm" svg:viewBox="0 0 4272 1200" svg:d="M4272 600c0 105-99 209-286 300-188 91-457 167-782 220-325 52-693 80-1068 80s-743-28-1068-80c-325-53-594-129-782-220-187-91-286-195-286-300s99-209 286-300c188-91 457-167 782-220 324-52 692-80 1067-80h1c375 0 743 28 1068 80 325 53 594 129 782 220 187 91 286 195 286 300z">
              <text:p/>
            </draw:path>
          </draw:g>
          <draw:frame draw:style-name="gr6" draw:text-style-name="P2" draw:layer="layout" svg:width="4.272cm" svg:height="1.2cm" svg:x="6.9cm" svg:y="8.1cm">
            <draw:text-box>
              <text:p text:style-name="P3"><text:span text:style-name="T1">Movimenti magazzino</text:span></text:p>
            </draw:text-box>
          </draw:frame>
        </draw:g>
        <draw:g>
          <draw:g>
            <draw:path draw:style-name="gr1" draw:text-style-name="P1" draw:layer="layout" svg:width="1.2cm" svg:height="2.5cm" svg:x="3.8cm" svg:y="10.7cm" svg:viewBox="0 0 1201 2501" svg:d="M240 2501v-1250 500h-240v-1001l119-125h962l120 125v1001h-240v-500 1250h-360v-1000 1000zM851 250c0 43-12 86-34 124s-53 69-91 91-82 33-125 33c-44 0-88-11-126-33s-69-53-91-91-34-81-34-125 12-87 34-124c22-38 53-70 91-92 38-21 82-33 126-33 43 0 87 12 125 33 38 22 69 54 91 92 22 37 34 80 34 124z">
              <text:p/>
            </draw:path>
            <draw:path draw:style-name="gr2" draw:text-style-name="P2" draw:layer="layout" svg:width="1.2cm" svg:height="2.5cm" svg:x="3.8cm" svg:y="10.7cm" svg:viewBox="0 0 1201 2501" svg:d="M240 2501v-1250 500h-240v-1001l119-125h962l120 125v1001h-240v-500 1250h-360v-1000 1000zM851 250c0 43-12 86-34 124s-53 69-91 91-82 33-125 33c-44 0-88-11-126-33s-69-53-91-91-34-81-34-125 12-87 34-124c22-38 53-70 91-92 38-21 82-33 126-33 43 0 87 12 125 33 38 22 69 54 91 92 22 37 34 80 34 124z">
              <text:p/>
            </draw:path>
          </draw:g>
          <draw:frame draw:style-name="gr3" draw:text-style-name="P2" draw:layer="layout" svg:width="4.062cm" svg:height="0.791cm" svg:x="2.369cm" svg:y="13.199cm">
            <draw:text-box>
              <text:p text:style-name="P3"><text:span text:style-name="T1">Responsabile negozi</text:span></text:p>
            </draw:text-box>
          </draw:frame>
        </draw:g>
        <draw:g>
          <draw:g>
            <draw:path draw:style-name="gr4" draw:text-style-name="P4" draw:layer="layout" svg:width="3.999cm" svg:height="1.2cm" svg:x="7.036cm" svg:y="10.7cm" svg:viewBox="0 0 4000 1201" svg:d="M4000 601v-1c0 106-92 209-268 301-175 91-428 167-732 220-304 52-649 80-1000 80s-696-28-1000-80c-304-53-557-129-732-220-176-92-268-195-268-301 0-105 92-208 268-300 175-91 428-167 732-220 304-52 648-80 999-80h1c351 0 696 28 1000 80 304 53 557 129 732 220 176 92 268 195 268 300z">
              <text:p/>
            </draw:path>
            <draw:path draw:style-name="gr5" draw:text-style-name="P2" draw:layer="layout" svg:width="3.999cm" svg:height="1.2cm" svg:x="7.036cm" svg:y="10.7cm" svg:viewBox="0 0 4000 1201" svg:d="M4000 601v-1c0 106-92 209-268 301-175 91-428 167-732 220-304 52-649 80-1000 80s-696-28-1000-80c-304-53-557-129-732-220-176-92-268-195-268-301 0-105 92-208 268-300 175-91 428-167 732-220 304-52 648-80 999-80h1c351 0 696 28 1000 80 304 53 557 129 732 220 176 92 268 195 268 300z">
              <text:p/>
            </draw:path>
          </draw:g>
          <draw:frame draw:style-name="gr6" draw:text-style-name="P2" draw:layer="layout" svg:width="4cm" svg:height="1.2cm" svg:x="7.036cm" svg:y="10.7cm">
            <draw:text-box>
              <text:p text:style-name="P3"><text:span text:style-name="T1">Effeturare ordini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18-05-10T09:13:00Z</dc:date>
    <dc:language>it-IT</dc:language>
    <meta:creation-date>2018-05-10T07:20:21Z</meta:creation-date>
    <meta:initial-creator>Nicolò Lutteri</meta:initial-creator>
    <meta:generator>LibreOffice/7.4.5.1$Windows_X86_64 LibreOffice_project/9c0871452b3918c1019dde9bfac75448afc4b57f</meta:generator>
    <meta:document-statistic meta:object-count="40"/>
  </office:meta>
</office:document-meta>
</file>